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941cm" fo:min-width="5.469cm"/>
    </style:style>
    <style:style style:name="gr2" style:family="graphic" style:parent-style-name="standard">
      <style:graphic-properties draw:textarea-horizontal-align="justify" draw:textarea-vertical-align="middle" draw:auto-grow-height="false" fo:min-height="1.457cm" fo:min-width="2.823cm"/>
    </style:style>
    <style:style style:name="gr3" style:family="graphic" style:parent-style-name="standard">
      <style:graphic-properties draw:textarea-horizontal-align="justify" draw:textarea-vertical-align="middle" draw:auto-grow-height="false" fo:min-height="1.528cm" fo:min-width="1.532cm"/>
    </style:style>
    <style:style style:name="gr4" style:family="graphic" style:parent-style-name="standard">
      <style:graphic-properties draw:textarea-horizontal-align="justify" draw:textarea-vertical-align="middle" draw:auto-grow-height="false" fo:min-height="1.338cm" fo:min-width="1.215cm"/>
    </style:style>
    <style:style style:name="gr5" style:family="graphic" style:parent-style-name="standard">
      <style:graphic-properties draw:textarea-horizontal-align="justify" draw:textarea-vertical-align="middle" draw:auto-grow-height="false" fo:min-height="1.546cm" fo:min-width="2.194cm" draw:shadow="hidden"/>
    </style:style>
    <style:style style:name="gr6" style:family="graphic" style:parent-style-name="standard">
      <style:graphic-properties draw:stroke="none" draw:fill="solid" draw:fill-color="#000000" draw:textarea-horizontal-align="justify" draw:textarea-vertical-align="middle" draw:auto-grow-height="false" fo:min-height="1.546cm" fo:min-width="2.194cm" draw:shadow="hidden"/>
    </style:style>
    <style:style style:name="gr7" style:family="graphic" style:parent-style-name="standard">
      <style:graphic-properties draw:textarea-horizontal-align="justify" draw:textarea-vertical-align="middle" draw:auto-grow-height="false" fo:min-height="2.29cm" fo:min-width="3.945cm"/>
    </style:style>
    <style:style style:name="gr8" style:family="graphic" style:parent-style-name="standard">
      <style:graphic-properties draw:textarea-horizontal-align="justify" draw:textarea-vertical-align="middle" draw:auto-grow-height="false" fo:min-height="1.211cm" fo:min-width="0.961cm"/>
    </style:style>
    <style:style style:name="gr9" style:family="graphic" style:parent-style-name="standard">
      <style:graphic-properties draw:textarea-horizontal-align="justify" draw:textarea-vertical-align="middle" draw:auto-grow-height="false" fo:min-height="3.084cm" fo:min-width="3.945cm"/>
    </style:style>
    <style:style style:name="gr10" style:family="graphic" style:parent-style-name="standard">
      <style:graphic-properties draw:textarea-horizontal-align="justify" draw:textarea-vertical-align="middle" draw:auto-grow-height="false" fo:min-height="1.084cm" fo:min-width="0.707cm"/>
    </style:style>
    <style:style style:name="gr11" style:family="graphic" style:parent-style-name="standard">
      <style:graphic-properties draw:textarea-horizontal-align="justify" draw:textarea-vertical-align="middle" draw:auto-grow-height="false" fo:min-height="2.567cm" fo:min-width="1.895cm"/>
    </style:style>
    <style:style style:name="gr12" style:family="graphic" style:parent-style-name="standard">
      <style:graphic-properties draw:textarea-horizontal-align="justify" draw:textarea-vertical-align="middle" draw:auto-grow-height="false" fo:min-height="2.18cm" fo:min-width="1.664cm"/>
    </style:style>
    <style:style style:name="gr13" style:family="graphic" style:parent-style-name="standard">
      <style:graphic-properties draw:textarea-horizontal-align="justify" draw:textarea-vertical-align="middle" draw:auto-grow-height="false" fo:min-height="2.957cm" fo:min-width="2.282cm"/>
    </style:style>
    <style:style style:name="gr14" style:family="graphic" style:parent-style-name="standard">
      <style:graphic-properties draw:textarea-horizontal-align="justify" draw:textarea-vertical-align="middle" draw:auto-grow-height="false" fo:min-height="2.762cm" fo:min-width="2.205cm"/>
    </style:style>
    <style:style style:name="gr15" style:family="graphic" style:parent-style-name="standard">
      <style:graphic-properties draw:textarea-horizontal-align="justify" draw:textarea-vertical-align="middle" draw:auto-grow-height="false" fo:min-height="4.337cm" fo:min-width="8.272cm" fo:wrap-option="no-wrap"/>
    </style:style>
    <style:style style:name="gr16" style:family="graphic" style:parent-style-name="standard">
      <style:graphic-properties draw:textarea-horizontal-align="justify" draw:textarea-vertical-align="middle" draw:auto-grow-height="false" fo:min-height="3.044cm" fo:min-width="4.44cm" fo:wrap-option="no-wrap"/>
    </style:style>
    <style:style style:name="gr17" style:family="graphic" style:parent-style-name="standard">
      <style:graphic-properties draw:textarea-horizontal-align="justify" draw:textarea-vertical-align="middle" draw:auto-grow-height="false" fo:min-height="2.859cm" fo:min-width="2.205cm"/>
    </style:style>
    <style:style style:name="gr18" style:family="graphic" style:parent-style-name="standard">
      <style:graphic-properties draw:textarea-horizontal-align="justify" draw:textarea-vertical-align="middle" draw:auto-grow-height="false" fo:min-height="3.539cm" fo:min-width="2.669cm"/>
    </style:style>
    <style:style style:name="gr19" style:family="graphic" style:parent-style-name="standard">
      <style:graphic-properties draw:textarea-horizontal-align="justify" draw:textarea-vertical-align="middle" draw:auto-grow-height="false" fo:min-height="2.204cm" fo:min-width="2.335cm"/>
    </style:style>
    <style:style style:name="gr20" style:family="graphic" style:parent-style-name="standard">
      <style:graphic-properties draw:textarea-horizontal-align="justify" draw:textarea-vertical-align="middle" draw:auto-grow-height="false" fo:min-height="2.444cm" fo:min-width="2.448cm"/>
    </style:style>
    <style:style style:name="gr21" style:family="graphic" style:parent-style-name="standard">
      <style:graphic-properties draw:textarea-horizontal-align="justify" draw:textarea-vertical-align="middle" draw:auto-grow-height="false" fo:min-height="2.102cm" fo:min-width="3.97cm" fo:wrap-option="no-wrap"/>
    </style:style>
    <style:style style:name="gr22" style:family="graphic" style:parent-style-name="standard">
      <style:graphic-properties draw:textarea-horizontal-align="justify" draw:textarea-vertical-align="middle" draw:auto-grow-height="false" fo:min-height="2.535cm" fo:min-width="2.412cm"/>
    </style:style>
    <style:style style:name="gr23" style:family="graphic" style:parent-style-name="standard">
      <style:graphic-properties svg:stroke-color="#ed1c24" draw:fill-color="#ed1c24" draw:textarea-horizontal-align="justify" draw:textarea-vertical-align="middle" draw:auto-grow-height="false" fo:min-height="2.1cm" fo:min-width="2.93cm"/>
    </style:style>
    <style:style style:name="gr24" style:family="graphic" style:parent-style-name="standard">
      <style:graphic-properties draw:textarea-horizontal-align="justify" draw:textarea-vertical-align="middle" draw:auto-grow-height="false" fo:min-height="2.531cm" fo:min-width="3.766cm"/>
    </style:style>
    <style:style style:name="gr25" style:family="graphic" style:parent-style-name="standard">
      <style:graphic-properties draw:textarea-horizontal-align="justify" draw:textarea-vertical-align="middle" draw:auto-grow-height="false" fo:min-height="2.665cm" fo:min-width="2.128cm"/>
    </style:style>
    <style:style style:name="gr26" style:family="graphic" style:parent-style-name="standard">
      <style:graphic-properties draw:textarea-horizontal-align="justify" draw:textarea-vertical-align="middle" draw:auto-grow-height="false" fo:min-height="1.529cm" fo:min-width="2.845cm"/>
    </style:style>
    <style:style style:name="gr27" style:family="graphic" style:parent-style-name="standard">
      <style:graphic-properties draw:textarea-horizontal-align="justify" draw:textarea-vertical-align="middle" draw:auto-grow-height="false" fo:min-height="3.442cm" fo:min-width="2.463cm"/>
    </style:style>
    <style:style style:name="gr28" style:family="graphic" style:parent-style-name="standard">
      <style:graphic-properties draw:textarea-horizontal-align="justify" draw:textarea-vertical-align="middle" draw:auto-grow-height="false" fo:min-height="2.808cm" fo:min-width="2.911cm" fo:wrap-option="no-wrap"/>
    </style:style>
    <style:style style:name="gr29" style:family="graphic" style:parent-style-name="standard">
      <style:graphic-properties draw:textarea-horizontal-align="justify" draw:textarea-vertical-align="middle" draw:auto-grow-height="false" fo:min-height="2.735cm" fo:min-width="4.2cm"/>
    </style:style>
    <style:style style:name="gr30" style:family="graphic" style:parent-style-name="standard">
      <style:graphic-properties draw:textarea-horizontal-align="justify" draw:textarea-vertical-align="middle" draw:auto-grow-height="false" fo:min-height="3.814cm" fo:min-width="6.612cm"/>
    </style:style>
    <style:style style:name="gr31" style:family="graphic" style:parent-style-name="standard">
      <style:graphic-properties draw:textarea-horizontal-align="justify" draw:textarea-vertical-align="middle" draw:auto-grow-height="false" fo:min-height="0.979cm" fo:min-width="1.786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textarea-horizontal-align="justify" draw:textarea-vertical-align="middle" draw:auto-grow-height="false" fo:min-height="1.062cm" fo:min-width="2.359cm"/>
    </style:style>
    <style:style style:name="gr34" style:family="graphic" style:parent-style-name="standard">
      <style:graphic-properties draw:textarea-horizontal-align="justify" draw:textarea-vertical-align="middle" draw:auto-grow-height="false" fo:min-height="3.539cm" fo:min-width="3.287cm"/>
    </style:style>
    <style:style style:name="gr35" style:family="graphic" style:parent-style-name="standard">
      <style:graphic-properties draw:textarea-horizontal-align="justify" draw:textarea-vertical-align="middle" draw:auto-grow-height="false" fo:min-height="3.904cm" fo:min-width="4.853cm"/>
    </style:style>
    <style:style style:name="gr36" style:family="graphic" style:parent-style-name="standard">
      <style:graphic-properties draw:textarea-horizontal-align="justify" draw:textarea-vertical-align="middle" draw:auto-grow-height="false" fo:min-height="0.926cm" fo:min-width="7.498cm" fo:wrap-option="no-wrap"/>
    </style:style>
    <style:style style:name="gr37" style:family="graphic" style:parent-style-name="standard">
      <style:graphic-properties draw:textarea-horizontal-align="justify" draw:textarea-vertical-align="middle" draw:auto-grow-height="false" fo:min-height="4.807cm" fo:min-width="7.145cm" fo:wrap-option="no-wrap"/>
    </style:style>
    <style:style style:name="gr38" style:family="graphic" style:parent-style-name="standard">
      <style:graphic-properties draw:textarea-horizontal-align="justify" draw:textarea-vertical-align="middle" draw:auto-grow-height="false" fo:min-height="1.995cm" fo:min-width="3.003cm"/>
    </style:style>
    <style:style style:name="gr39" style:family="graphic" style:parent-style-name="standard">
      <style:graphic-properties draw:textarea-horizontal-align="justify" draw:textarea-vertical-align="middle" draw:auto-grow-height="false" fo:min-height="3.164cm" fo:min-width="5.788cm"/>
    </style:style>
    <style:style style:name="gr40" style:family="graphic" style:parent-style-name="standard">
      <style:graphic-properties svg:stroke-color="#ed1c24" draw:fill-color="#ed1c24" draw:textarea-horizontal-align="justify" draw:textarea-vertical-align="middle" draw:auto-grow-height="false" fo:min-height="2.735cm" fo:min-width="4.2cm"/>
    </style:style>
    <style:style style:name="gr41" style:family="graphic" style:parent-style-name="standard">
      <style:graphic-properties draw:textarea-horizontal-align="justify" draw:textarea-vertical-align="middle" draw:auto-grow-height="false" fo:min-height="2.099cm" fo:min-width="4.979cm"/>
    </style:style>
    <style:style style:name="gr42" style:family="graphic" style:parent-style-name="standard">
      <style:graphic-properties draw:textarea-horizontal-align="justify" draw:textarea-vertical-align="middle" draw:auto-grow-height="false" fo:min-height="1.19cm" fo:min-width="2.168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solid" draw:fill-color="#000000"/>
      <style:paragraph-properties fo:text-align="center"/>
      <style:text-properties fo:font-size="12pt" style:font-size-asian="12pt" style:font-size-complex="12pt"/>
    </style:style>
    <style:style style:name="P4" style:family="paragraph">
      <loext:graphic-properties draw:fill-color="#ed1c24"/>
      <style:paragraph-properties fo:text-align="center"/>
    </style:style>
    <style:style style:name="P5" style:family="paragraph">
      <style:paragraph-properties fo:text-align="center"/>
      <style:text-properties fo:font-size="24pt" style:font-size-asian="24pt" style:font-size-complex="24pt"/>
    </style:style>
    <style:style style:name="P6" style:family="paragraph">
      <loext:graphic-properties draw:fill="none"/>
      <style:paragraph-properties fo:text-align="center"/>
    </style:style>
    <style:style style:name="P7" style:family="paragraph">
      <style:paragraph-properties fo:text-align="center"/>
      <style:text-properties fo:font-style="normal" style:font-style-asian="normal" style:font-style-complex="normal"/>
    </style:style>
    <style:style style:name="P8" style:family="paragraph">
      <loext:graphic-properties draw:fill-color="#ed1c24"/>
      <style:paragraph-properties fo:text-align="center"/>
      <style:text-properties fo:font-size="24pt" style:font-size-asian="24pt" style:font-size-complex="24pt"/>
    </style:style>
    <style:style style:name="T1" style:family="text">
      <style:text-properties fo:font-size="12pt" style:font-size-asian="12pt" style:font-size-complex="12pt"/>
    </style:style>
    <style:style style:name="T2" style:family="text">
      <style:text-properties fo:font-size="24pt" style:font-size-asian="24pt" style:font-size-complex="24pt"/>
    </style:style>
    <style:style style:name="T3"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4" draw:id="id14" draw:layer="layout" svg:width="5.969cm" svg:height="4.191cm" svg:x="40.886cm" svg:y="9.861cm">
          <text:p text:style-name="P1">Main UI</text:p>
          <draw:enhanced-geometry svg:viewBox="0 0 21600 21600" draw:type="rectangle" draw:enhanced-path="M 0 0 L 21600 0 21600 21600 0 21600 0 0 Z N"/>
        </draw:custom-shape>
        <draw:custom-shape draw:style-name="gr2" draw:text-style-name="P1" xml:id="id17" draw:id="id17" draw:layer="layout" svg:width="4.699cm" svg:height="2.413cm" svg:x="30.5cm" svg:y="15.578cm">
          <text:p text:style-name="P1">Install Gam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8" draw:id="id18" draw:layer="layout" svg:width="4.699cm" svg:height="2.413cm" svg:x="53.973cm" svg:y="15.578cm">
          <text:p text:style-name="P1">Install Cor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 draw:id="id15" draw:layer="layout" svg:width="4.064cm" svg:height="3.556cm" svg:x="30.826cm" svg:y="10.181cm">
          <text:p text:style-name="P1"><text:span text:style-name="T1">Install Game</text:span></text:p>
          <text:p text:style-name="P1"><text:span text:style-name="T1">Button Presse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2" xml:id="id16" draw:id="id16" draw:layer="layout" svg:width="4.064cm" svg:height="3.556cm" svg:x="54.309cm" svg:y="10.179cm">
          <text:p text:style-name="P1"><text:span text:style-name="T1">Install Core</text:span></text:p>
          <text:p text:style-name="P1"><text:span text:style-name="T1">Button Presse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2" xml:id="id19" draw:id="id19" draw:layer="layout" svg:width="3.429cm" svg:height="3.175cm" svg:x="42.156cm" svg:y="14.499cm">
          <text:p text:style-name="P1"><text:span text:style-name="T1">Console</text:span></text:p>
          <text:p text:style-name="P1"><text:span text:style-name="T1">Selected</text:span></text:p>
          <draw:enhanced-geometry svg:viewBox="0 0 21600 21600" draw:glue-points="10800 0 0 10800 10800 21600 21600 10800" draw:text-areas="5400 5400 16200 16200" draw:type="diamond" draw:enhanced-path="M 10800 0 L 21600 10800 10800 21600 0 10800 10800 0 Z N"/>
        </draw:custom-shape>
        <draw:path draw:style-name="gr5" draw:text-style-name="P2" xml:id="id6" draw:id="id6" draw:layer="layout" svg:width="3.81cm" svg:height="2.54cm" svg:x="41.965cm" svg:y="19.071cm" svg:viewBox="0 0 3811 2541" svg:d="M1905 0l199 6 193 19 185 31 176 41 167 53 157 62 146 72 135 81 121 89 108 98 94 104 78 112 63 117 45 124 28 128 10 133-10 133-28 128-45 124-63 117-78 112-94 104-108 98-121 89-135 81-146 72-157 62-167 53-176 41-185 31-193 19-199 6-199-6-193-19-185-31-176-41-167-53-157-62-146-72-134-81-122-89-108-98-94-104-78-112-63-117-45-124-28-128-10-133 10-133 28-128 45-124 63-117 78-112 94-104 108-98 122-89 134-81 146-72 157-62 167-53 176-41 185-31 193-19zM0 0zM3811 2541z">
          <text:p/>
        </draw:path>
        <draw:polygon draw:style-name="gr6" draw:text-style-name="P3" draw:layer="layout" svg:width="0.243cm" svg:height="0.299cm" svg:x="42.662cm" svg:y="19.956cm" svg:viewBox="0 0 244 300" draw:points="244,215 243,220 243,225 242,230 242,234 240,239 239,243 237,247 236,251 234,255 231,259 229,262 226,266 223,269 219,272 216,275 212,278 208,281 204,283 195,288 185,291 174,294 163,297 150,299 137,300 123,300 98,299 87,297 76,295 66,293 56,290 47,286 39,281 32,277 25,271 19,265 14,258 9,251 6,243 2,235 0,226 38,218 40,225 42,231 45,236 47,239 49,241 50,243 52,246 54,248 56,250 59,252 61,254 64,255 66,257 72,260 78,262 85,264 92,266 99,267 107,268 116,269 125,269 134,269 143,268 151,267 159,266 166,264 172,262 178,259 184,256 186,254 189,253 191,251 193,249 195,247 196,244 198,242 199,240 201,237 202,235 202,232 203,229 204,227 204,224 204,221 204,217 204,214 204,211 204,207 203,205 202,202 201,199 199,197 198,194 196,192 194,190 192,188 190,186 188,184 185,183 183,181 180,180 177,178 174,177 167,174 159,172 152,170 115,161 99,158 85,154 73,150 68,148 63,146 59,144 55,142 51,140 47,138 44,136 41,134 38,131 35,129 32,127 30,124 28,121 26,119 24,116 22,113 21,110 19,107 18,104 17,100 16,97 15,93 14,90 14,86 14,82 14,78 14,73 14,69 15,65 15,60 16,56 18,52 19,49 21,45 23,41 25,38 27,35 30,31 33,28 36,26 39,23 42,20 46,18 50,16 58,11 67,8 77,5 88,3 99,1 111,0 124,0 136,0 147,1 158,2 168,4 177,6 185,9 193,12 200,15 203,17 206,19 209,22 212,24 215,27 217,30 220,33 222,36 227,43 230,50 234,58 237,67 198,74 196,68 194,63 191,58 189,54 187,52 185,50 184,48 182,46 180,45 178,43 176,42 174,40 169,38 164,36 158,34 152,32 146,31 139,30 131,30 124,30 115,30 107,31 100,31 93,33 87,34 81,36 75,39 73,40 70,41 68,43 66,44 64,46 62,48 61,50 59,52 58,54 57,56 56,58 55,60 54,63 53,65 53,68 52,70 52,73 52,76 52,79 52,82 53,85 54,88 55,91 56,93 58,96 59,98 61,100 63,102 65,104 68,106 71,108 73,110 76,112 80,113 84,115 88,116 100,120 115,124 133,128 160,134 167,136 173,138 179,140 185,142 191,144 197,147 203,150 208,152 211,154 213,156 216,157 218,159 221,161 223,163 225,165 227,167 229,169 230,172 232,174 234,177 235,179 237,182 238,185 239,188 240,191 241,194 242,197 242,200 243,204 243,208 243,211">
          <text:p/>
        </draw:polygon>
        <draw:polygon draw:style-name="gr6" draw:text-style-name="P3" draw:layer="layout" svg:width="0.177cm" svg:height="0.306cm" svg:x="42.956cm" svg:y="19.945cm" svg:viewBox="0 0 178 307" draw:points="36,121 39,116 42,111 46,107 49,102 53,99 57,95 61,92 65,89 69,87 74,85 79,83 84,82 90,80 95,80 101,79 108,79 116,79 125,80 132,82 139,84 142,85 146,86 149,88 151,89 154,91 157,93 159,95 161,97 163,99 165,102 167,105 169,108 170,111 172,114 174,121 176,129 177,138 178,148 178,158 178,307 141,307 141,165 141,154 140,149 140,145 139,140 139,136 138,133 137,130 136,127 134,125 133,122 131,120 129,118 127,116 125,115 122,113 120,112 117,111 114,110 111,109 107,109 103,108 99,108 95,108 89,108 83,109 80,110 77,110 74,111 71,112 69,114 66,115 64,116 62,118 59,120 57,122 55,124 53,126 51,128 49,131 48,133 46,136 43,141 41,147 39,154 38,160 37,167 37,175 37,307 0,307 0,0 37,0 37,80 36,106 36,116 36,120">
          <text:p/>
        </draw:polygon>
        <draw:path draw:style-name="gr6" draw:text-style-name="P3" draw:layer="layout" svg:width="0.199cm" svg:height="0.231cm" svg:x="43.181cm" svg:y="20.024cm" svg:viewBox="0 0 200 232" svg:d="M200 116l-1 14-1 13-2 13-3 11-3 10-2 5-3 5-2 4-3 5-3 4-3 3-3 4-4 3-4 3-3 3-5 2-4 3-4 2-5 2-5 1-4 2-11 2-11 2h-12-12l-11-2-5-1-5-1-5-2-5-1-5-2-4-3-4-2-4-3-4-3-3-3-4-3-3-4-3-4-3-4-3-4-2-4-4-10-4-10-2-12-2-12-2-13v-13-14l2-13 2-13 2-11 4-10 4-10 5-8 6-8 7-7 7-6 8-5 9-4 10-3 11-2 11-2h12 13l11 2 11 2 5 1 5 2 4 2 5 2 4 2 4 3 4 3 3 3 3 3 4 3 2 4 3 4 3 4 2 4 2 5 2 5 4 10 2 12 2 12 1 13zM161 116l-1-11v-11l-1-9-2-9-2-8-2-7-1-4-2-3-1-3-2-2-2-3-2-2-2-3-2-2-2-2-3-1-3-2-2-1-3-1-4-2h-3l-3-1-7-1h-8-8l-7 1-4 1-3 1-3 1-3 1-3 1-3 2-3 2-2 2-2 2-2 2-3 2-1 3-2 3-2 3-1 3-2 3-2 7-2 8-2 9-1 10-1 10v11 11l1 10 1 9 2 9 2 7 2 8 3 6 2 3 1 3 2 3 2 2 2 3 3 2 2 2 2 2 3 1 3 2 3 1 3 1 3 1 3 1 4 1h3 8 8l7-1 4-1 3-1 3-1 3-1 3-1 3-2 2-2 3-2 2-2 2-2 2-2 2-3 2-3 2-3 1-3 2-3 2-8 2-8 2-8 1-10v-10z">
          <text:p/>
        </draw:path>
        <draw:polygon draw:style-name="gr6" draw:text-style-name="P3" draw:layer="layout" svg:width="0.306cm" svg:height="0.223cm" svg:x="43.4cm" svg:y="20.028cm" svg:viewBox="0 0 307 224" draw:points="243,224 200,224 161,66 153,31 148,57 106,224 63,224 0,0 37,0 75,152 76,157 78,165 83,193 87,178 134,0 174,0 213,154 222,193 228,164 271,0 307,0">
          <text:p/>
        </draw:polygon>
        <draw:path draw:style-name="gr6" draw:text-style-name="P3" draw:layer="layout" svg:width="0.189cm" svg:height="0.314cm" svg:x="43.841cm" svg:y="20.025cm" svg:viewBox="0 0 190 315" svg:d="M95 315h-8l-9-1-8-1-7-2-7-2-7-2-6-3-6-3-5-4-5-4-4-5-4-5-3-5-3-6-2-6-2-6 38-6 1 4 1 4 2 3 2 3 2 3 2 3 3 2 3 2 3 2 4 2 4 1 4 2h4l5 1 4 1h5l7-1h6l6-2 6-1 5-3 4-3 4-3 4-4 3-4 3-5 3-5 2-6 1-6 1-7 1-8v-8-36l-3 6-3 4-3 5-4 4-4 4-4 4-4 3-4 3-5 2-5 2-5 2-5 2-6 1-5 1h-6l-6 1-10-1-9-1-5-1-4-1-4-2-4-1-4-2-3-2-3-2-4-3-3-2-3-3-2-3-3-4-2-3-2-4-2-4-2-4-3-10-3-10-2-11-2-12-1-13v-14-15l1-13 2-12 2-12 3-10 4-10 2-4 2-4 2-4 3-4 2-3 3-3 3-3 3-3 4-3 3-2 4-2 4-2 4-2 4-1 4-1 5-1 10-2h10 6l5 1 6 1 5 1 5 1 5 2 5 2 4 3 4 3 4 3 4 3 4 4 3 4 3 4 3 5 2 5 1-22 1-7v-5-1-2l1-1h35v7l-1 10v29 171 11l-1 11-2 10-3 9-3 8-4 8-5 7-5 6-7 6-7 5-7 4-9 3-9 3-10 2-10 1zM152 115v-7-6l-1-6-1-6-1-6-1-5-2-6-1-5-2-5-3-4-2-4-2-4-3-4-3-3-3-3-3-3-4-2-3-2-4-2-4-2-4-1-4-1h-4-4-7-3l-3 1-3 1-3 1-3 1-3 1-2 1-3 2-2 1-2 2-2 2-2 3-2 2-2 2-1 3-2 3-2 6-3 7-1 8-2 9-1 10v10l-1 11 1 11v10l1 10 1 9 2 7 2 7 3 7 1 2 2 3 1 2 2 3 2 2 2 2 2 2 2 1 3 2 2 1 3 1 3 1 3 1 3 1h3l3 1h7 5l4-1h4l4-2 4-1 3-2 4-2 4-2 3-3 3-3 3-3 3-4 2-4 2-4 3-4 2-5 1-5 2-5 1-5 1-6 1-6 1-6v-6z">
          <text:p/>
        </draw:path>
        <draw:path draw:style-name="gr6" draw:text-style-name="P3" draw:layer="layout" svg:width="0.216cm" svg:height="0.231cm" svg:x="44.078cm" svg:y="20.024cm" svg:viewBox="0 0 217 232" svg:d="M68 232h-9l-7-1-7-2-7-1-3-2-3-1-3-1-3-2-2-2-3-2-2-2-2-2-2-2-2-2-2-3-1-3-2-2-1-3-2-3-1-3-2-6-1-7-1-7v-8-8l1-8 1-4 1-3 1-4 2-3 1-4 2-3 2-3 2-3 2-2 2-3 3-3 3-2 3-2 3-2 3-2 4-2 8-3 9-3 9-2 11-2 11-1 12-1 51-1v-12l-1-6v-6l-1-6-1-5-1-3-1-2-1-2-1-2-1-2-1-2-2-1-1-2-1-1-2-2-2-1-2-1-1-1-2-1-3-1-2-1-5-1-5-1h-5l-6-1h-6l-6 1-5 1h-5l-4 2-4 1-2 1-2 1-1 1-2 1-1 1-1 1-2 1-1 2-1 1-1 2-1 1-1 2-1 3-2 4-1 4v5l-39-4 1-7 2-7 3-6 3-6 4-5 4-5 5-5 5-4 6-3 6-4 7-2 8-2 8-2 9-1 9-1h10 10l9 1 9 2 8 2 8 3 4 1 3 2 3 2 3 2 3 2 3 2 3 3 2 2 2 3 2 3 2 3 2 3 2 4 1 3 1 4 1 3 2 8 1 8v9 97 4l1 3v4 3l1 3 1 3 1 2 1 3v1l1 1 1 1 1 1 1 1h1l1 1h1l1 1h1 1l2 1h1 3 1 2 3l3-1 3-1v24l-7 1-7 1-7 1h-7-5l-5-1-4-1h-2l-2-1h-2l-2-1-2-1-1-1-2-1-1-1-1-2-1-1-2-1-1-2-1-1-1-2-1-4-2-4-1-4-1-5-1-5v-6h-1l-4 6-4 6-4 5-4 5-4 4-4 4-5 3-5 3-4 3-5 2-6 2-5 1-6 1-6 1-7 1zM76 204h5l5-1h5l4-1 5-2 4-1 4-2 4-2 4-3 4-2 3-3 4-3 3-4 2-3 3-4 2-4 3-4 1-4 2-4 1-4 1-4 1-5v-4l1-4v-19l-41 1-12 1h-6l-5 1-5 1h-4l-4 1-4 2-3 1-3 1-3 2-3 2-2 2-3 2-2 2-2 3-1 3-2 3-1 3-1 3-1 3v4l-1 4v4 4l1 5 1 4 1 3v2l1 2 1 1 1 2 1 1 1 2 1 1 1 1 1 1 2 1 1 2h1l2 1 2 1 1 1 2 1 4 1h3l5 1z">
          <text:p/>
        </draw:path>
        <draw:polygon draw:style-name="gr6" draw:text-style-name="P3" draw:layer="layout" svg:width="0.295cm" svg:height="0.227cm" svg:x="44.326cm" svg:y="20.024cm" svg:viewBox="0 0 296 228" draw:points="131,228 131,86 130,78 130,71 129,65 128,59 127,53 126,49 125,47 124,45 123,43 122,41 120,40 119,38 118,37 116,36 115,35 113,34 111,33 109,32 107,31 105,30 100,30 95,29 90,29 87,29 84,29 81,29 78,30 76,31 73,31 71,32 68,33 66,35 64,36 62,37 60,39 58,41 56,43 54,45 52,47 50,49 49,52 47,54 46,57 44,63 42,69 40,76 39,83 38,90 38,98 38,228 1,228 1,52 1,20 1,10 0,7 0,4 35,4 35,4 35,5 35,6 36,10 36,20 37,42 37,42 40,37 44,31 47,27 50,22 54,18 57,15 61,12 65,9 69,7 73,5 77,4 82,2 87,1 92,1 97,0 103,0 109,0 115,1 120,1 125,3 130,4 135,6 139,8 143,10 145,11 146,13 148,14 150,16 153,19 155,23 158,27 160,32 162,37 163,42 164,42 167,37 170,32 173,27 177,23 180,19 184,16 188,13 192,10 196,8 201,6 205,4 210,2 215,1 220,1 226,0 232,0 240,0 248,1 255,3 258,4 261,5 264,6 267,7 270,9 272,10 275,12 277,14 279,16 281,18 283,21 285,23 286,26 288,29 289,32 290,36 293,43 294,51 295,59 296,69 296,79 296,228 260,228 260,86 259,78 259,71 258,65 257,59 256,53 255,49 254,47 253,45 252,43 251,41 250,40 248,38 247,37 245,36 244,35 242,34 240,33 238,32 236,31 234,30 229,30 224,29 219,29 213,29 210,29 207,30 205,31 202,31 199,32 197,33 195,34 192,36 190,37 188,39 186,41 184,43 183,45 181,47 179,49 178,52 175,57 173,63 171,69 169,75 168,83 168,90 167,98 167,228">
          <text:p/>
        </draw:polygon>
        <draw:path draw:style-name="gr6" draw:text-style-name="P3" draw:layer="layout" svg:width="0.197cm" svg:height="0.231cm" svg:x="44.667cm" svg:y="20.024cm" svg:viewBox="0 0 198 232" svg:d="M39 124v9l1 9 1 8 2 8 2 7 3 7 2 3 1 3 2 3 2 2 2 3 2 2 2 2 3 2 2 2 3 2 3 1 3 2 2 1 4 1 3 1 3 1h3l4 1h7 6l6-1h5l5-1 5-2 4-1 4-2 4-3 4-2 3-3 3-3 2-3 3-3 2-3 1-4 2-3 33 9-3 6-3 6-4 6-4 5-4 5-5 4-5 4-5 4-6 3-6 3-7 2-7 2-8 1-8 1-8 1h-9-12l-11-2-10-2-5-2-5-1-5-2-4-3-5-2-4-3-4-3-3-3-4-3-3-4-3-3-3-4-3-5-2-4-3-5-2-5-4-10-2-12-2-12-2-13v-14-14l2-13 2-11 2-11 4-11 2-4 3-5 2-4 3-5 3-4 3-3 3-4 4-3 3-3 4-3 4-3 4-2 5-3 4-2 5-1 5-2 10-2 11-2h12 12l11 2 10 2 10 3 9 5 8 5 7 6 7 7 6 8 5 8 4 10 3 11 3 12 2 12 1 14v14 5zM160 95l-1-8-1-8-2-7-2-7-2-6-3-6-2-2-1-3-2-2-2-2-2-2-2-2-2-2-2-1-2-2-3-1-2-1-3-1-3-1-3-1-6-1-6-1h-7-6l-6 1h-3l-3 1-3 1-3 1-3 1-2 2-3 1-2 2-2 1-2 2-2 2-3 3-1 2-2 2-4 6-2 5-3 6-2 7-1 6-1 8-1 7z">
          <text:p/>
        </draw:path>
        <draw:polygon draw:style-name="gr6" draw:text-style-name="P3" draw:layer="layout" svg:width="0.183cm" svg:height="0.23cm" svg:x="44.898cm" svg:y="20.025cm" svg:viewBox="0 0 184 231" draw:points="184,165 184,173 184,177 183,180 182,184 181,187 180,190 178,193 177,196 175,199 173,202 171,205 169,207 166,209 163,212 161,214 158,216 154,218 147,221 140,224 132,227 123,229 114,230 104,231 94,231 84,231 74,230 65,229 57,228 49,226 42,223 35,221 29,217 27,216 24,214 22,212 19,210 17,207 15,205 13,202 11,200 9,197 7,194 4,188 2,182 0,175 33,168 34,172 36,176 38,180 39,182 40,184 41,185 43,187 44,188 46,190 47,191 49,192 52,194 56,196 61,198 65,200 70,201 76,202 81,202 87,203 94,203 101,203 107,202 113,202 118,201 123,199 128,198 130,197 132,196 133,195 135,194 137,193 138,192 140,191 141,189 142,188 143,186 144,185 145,183 146,182 146,180 147,178 147,176 148,174 148,172 148,170 148,168 148,165 148,162 147,160 147,159 147,157 146,156 145,155 145,154 144,152 143,151 142,150 141,149 140,148 139,147 137,145 134,143 131,141 127,139 123,137 119,136 115,134 110,133 83,126 68,122 56,118 50,116 46,114 41,112 38,110 34,108 31,106 28,103 26,101 23,98 21,96 19,93 17,90 15,88 13,84 12,81 11,78 10,74 9,70 9,67 9,63 9,55 10,52 10,48 11,45 12,42 13,39 14,36 16,33 17,30 19,27 21,25 23,23 26,20 28,18 31,16 33,14 36,12 40,11 43,9 50,6 57,4 66,2 75,1 84,0 94,0 103,0 112,1 120,2 127,3 134,5 141,7 147,10 153,13 156,15 158,17 161,18 163,21 165,23 167,25 169,27 171,30 172,33 174,35 175,38 177,41 179,48 181,55 147,59 146,55 146,54 145,52 144,50 143,49 142,47 141,46 140,44 139,43 138,42 137,40 134,38 130,36 127,34 123,33 119,31 115,30 110,29 105,29 100,28 94,28 88,28 82,29 77,29 72,30 68,31 64,32 60,34 59,35 57,36 56,37 54,38 53,39 52,40 51,41 50,43 49,44 48,45 47,47 47,48 46,50 46,52 45,53 45,55 45,57 45,59 45,61 45,63 46,66 46,68 47,69 48,71 49,73 50,75 51,76 53,78 54,79 56,80 58,82 60,83 62,84 65,85 67,86 71,87 80,90 91,93 106,97 119,101 131,104 141,108 145,109 148,111 151,112 154,114 157,116 160,117 162,119 165,121 167,123 169,125 170,127 172,129 174,131 175,133 177,135 178,138 179,140 180,142 181,145 182,148 183,150 183,153 184,156 184,159 184,162">
          <text:p/>
        </draw:polygon>
        <draw:path draw:style-name="gr6" draw:text-style-name="P3" draw:layer="layout" svg:width="0.25cm" svg:height="0.291cm" svg:x="42.143cm" svg:y="20.434cm" svg:viewBox="0 0 251 292" svg:d="M206 292l-76-121h-91v121h-39v-292h137 12l11 1 11 2 9 3 10 3 8 3 4 3 4 2 3 2 4 3 3 3 3 3 3 3 3 3 2 4 2 3 2 4 2 3 1 4 2 4 1 5 1 4 1 9 1 9-1 8-1 8-1 7-2 7-3 7-3 6-4 6-4 6-5 5-6 5-6 4-6 4-7 3-7 3-7 2-8 2 82 126zM200 84v-6l-1-6-1-3v-3l-1-2-1-3-2-2-1-2-1-2-2-3-1-2-2-1-2-2-2-2-3-2-2-1-2-2-3-1-5-2-6-2-7-1-7-2h-7-8-94v107h96 7l7-1 7-1 6-1 6-2 3-2 2-1 3-1 2-2 3-1 2-2 2-2 2-2 2-2 1-2 2-2 1-3 2-2 1-3 1-2 1-3v-3l1-3 1-6z">
          <text:p/>
        </draw:path>
        <draw:path draw:style-name="gr6" draw:text-style-name="P3" draw:layer="layout" svg:width="0.197cm" svg:height="0.231cm" svg:x="42.431cm" svg:y="20.498cm" svg:viewBox="0 0 198 232" svg:d="M39 124v9l1 9 1 8 2 8 2 7 3 7 2 3 1 3 2 3 2 2 2 3 2 2 2 2 3 2 2 2 3 2 3 1 3 2 2 1 4 1 3 1 3 1h3l4 1h7 6l6-1h5l5-1 5-2 4-1 4-2 4-3 4-2 3-3 3-3 2-3 3-3 2-3 1-4 2-3 33 9-3 6-3 6-4 6-4 5-4 5-5 4-5 4-5 4-6 3-6 3-7 2-7 2-8 1-8 1-8 1h-9-12l-11-2-10-2-5-2-5-1-5-2-4-3-5-2-4-3-4-3-3-3-4-3-3-4-3-3-3-4-3-5-2-4-3-5-2-5-4-10-2-12-2-12-2-13v-14-14l2-13 2-11 2-11 4-11 2-4 3-5 2-4 3-5 3-4 3-3 3-4 4-3 3-3 4-3 4-3 4-2 5-3 4-2 5-1 5-2 10-2 11-2h12 12l11 2 10 2 10 3 9 5 8 5 7 6 7 7 6 8 5 8 4 10 3 11 3 12 2 12 1 14v14 5zM160 95l-1-8-1-8-2-7-2-7-2-6-3-6-2-2-1-3-2-2-2-2-2-2-2-2-2-2-2-1-2-2-3-1-2-1-3-1-3-1-3-1-6-1-6-1h-7-6l-6 1h-3l-3 1-3 1-3 1-3 1-2 2-3 1-2 2-2 1-2 2-2 2-3 3-1 2-2 2-4 6-2 5-3 6-2 7-1 6-1 8-1 7z">
          <text:p/>
        </draw:path>
        <draw:polygon draw:style-name="gr6" draw:text-style-name="P3" draw:layer="layout" svg:width="0.036cm" svg:height="0.306cm" svg:x="42.679cm" svg:y="20.419cm" svg:viewBox="0 0 37 307" draw:points="0,307 0,0 37,0 37,307">
          <text:p/>
        </draw:polygon>
        <draw:path draw:style-name="gr6" draw:text-style-name="P3" draw:layer="layout" svg:width="0.216cm" svg:height="0.231cm" svg:x="42.761cm" svg:y="20.498cm" svg:viewBox="0 0 217 232" svg:d="M68 232h-9l-7-1-7-2-7-1-3-2-3-1-3-1-3-2-2-2-3-2-2-2-2-2-2-2-2-2-2-3-1-3-2-2-1-3-2-3-1-3-2-6-1-7-1-7v-8-8l1-8 1-4 1-3 1-4 2-3 1-4 2-3 2-3 2-3 2-2 2-3 3-3 3-2 3-2 3-2 3-2 4-2 8-3 9-3 9-2 11-2 11-1 12-1 51-1v-12l-1-6v-6l-1-6-1-5-1-3-1-2-1-2-1-2-1-2-1-2-2-1-1-2-1-1-2-2-2-1-2-1-1-1-2-1-3-1-2-1-5-1-5-1h-5l-6-1h-6l-6 1-5 1h-5l-4 2-4 1-2 1-2 1-1 1-2 1-1 1-1 1-2 1-1 2-1 1-1 2-1 1-1 2-1 3-2 4-1 4v5l-39-4 1-7 2-7 3-6 3-6 4-5 4-5 5-5 5-4 6-3 6-4 7-2 8-2 8-2 9-1 9-1h10 10l9 1 9 2 8 2 8 3 4 1 3 2 3 2 3 2 3 2 3 2 3 3 2 2 2 3 2 3 2 3 2 3 2 4 1 3 1 4 1 3 2 8 1 8v9 97 4l1 3v4 3l1 3 1 3 1 2 1 3v1l1 1 1 1 1 1 1 1h1l1 1h1l1 1h1 1l2 1h1 3 1 2 3l3-1 3-1v24l-7 1-7 1-7 1h-7-5l-5-1-4-1h-2l-2-1h-2l-2-1-2-1-1-1-2-1-1-1-1-2-1-1-2-1-1-2-1-1-1-2-1-4-2-4-1-4-1-5-1-5v-6h-1l-4 6-4 6-4 5-4 5-4 4-4 4-5 3-5 3-4 3-5 2-6 2-5 1-6 1-6 1-7 1zM76 204h5l5-1h5l4-1 5-2 4-1 4-2 4-2 4-3 4-2 3-3 4-3 3-4 2-3 3-4 2-4 3-4 1-4 2-4 1-4 1-4 1-5v-4l1-4v-19l-41 1-12 1h-6l-5 1-5 1h-4l-4 1-4 2-3 1-3 1-3 2-3 2-2 2-3 2-2 2-2 3-1 3-2 3-1 3-1 3-1 3v4l-1 4v4 4l1 5 1 4 1 3v2l1 2 1 1 1 2 1 1 1 2 1 1 1 1 1 1 2 1 1 2h1l2 1 2 1 1 1 2 1 4 1h3l5 1z">
          <text:p/>
        </draw:path>
        <draw:polygon draw:style-name="gr6" draw:text-style-name="P3" draw:layer="layout" svg:width="0.107cm" svg:height="0.277cm" svg:x="42.987cm" svg:y="20.452cm" svg:viewBox="0 0 108 278" draw:points="108,273 103,274 99,275 94,276 89,276 85,277 80,277 75,277 70,278 65,277 60,277 55,276 51,274 47,273 43,270 40,268 37,265 34,261 32,258 30,254 29,249 27,244 27,239 26,233 26,227 26,78 0,78 0,50 27,50 38,0 63,0 63,50 104,50 104,78 63,78 63,219 63,223 63,226 64,229 64,232 65,235 65,236 66,238 66,239 67,240 68,241 68,241 69,242 70,243 71,244 71,244 72,245 73,245 74,246 75,246 77,247 78,247 81,247 83,248 87,248 88,248 91,248 96,247 101,246 108,245">
          <text:p/>
        </draw:polygon>
        <draw:path draw:style-name="gr6" draw:text-style-name="P3" draw:layer="layout" svg:width="0.197cm" svg:height="0.231cm" svg:x="43.117cm" svg:y="20.498cm" svg:viewBox="0 0 198 232" svg:d="M39 124v9l1 9 1 8 2 8 2 7 3 7 2 3 1 3 2 3 2 2 2 3 2 2 2 2 3 2 2 2 3 2 3 1 3 2 2 1 4 1 3 1 3 1h3l4 1h7 6l6-1h5l5-1 5-2 4-1 4-2 4-3 4-2 3-3 3-3 2-3 3-3 2-3 1-4 2-3 33 9-3 6-3 6-4 6-4 5-4 5-5 4-5 4-5 4-6 3-6 3-7 2-7 2-8 1-8 1-8 1h-9-12l-11-2-10-2-5-2-5-1-5-2-4-3-5-2-4-3-4-3-3-3-4-3-3-4-3-3-3-4-3-5-2-4-3-5-2-5-4-10-2-12-2-12-2-13v-14-14l2-13 2-11 2-11 4-11 2-4 3-5 2-4 3-5 3-4 3-3 3-4 4-3 3-3 4-3 4-3 4-2 5-3 4-2 5-1 5-2 10-2 11-2h12 12l11 2 10 2 10 3 9 5 8 5 7 6 7 7 6 8 5 8 4 10 3 11 3 12 2 12 1 14v14 5zM160 95l-1-8-1-8-2-7-2-7-2-6-3-6-2-2-1-3-2-2-2-2-2-2-2-2-2-2-2-1-2-2-3-1-2-1-3-1-3-1-3-1-6-1-6-1h-7-6l-6 1h-3l-3 1-3 1-3 1-3 1-2 2-3 1-2 2-2 1-2 2-2 2-3 3-1 2-2 2-4 6-2 5-3 6-2 7-1 6-1 8-1 7z">
          <text:p/>
        </draw:path>
        <draw:path draw:style-name="gr6" draw:text-style-name="P3" draw:layer="layout" svg:width="0.189cm" svg:height="0.31cm" svg:x="43.354cm" svg:y="20.419cm" svg:viewBox="0 0 190 311" svg:d="M152 271l-3 5-3 5-3 4-3 4-4 4-3 3-4 3-5 3-4 2-5 2-4 1-6 2-5 1h-6l-6 1h-6-10l-5-1-5-1-4-1-4-1-5-1-4-2-3-2-4-2-3-2-4-3-3-3-3-3-2-3-3-4-2-3-3-4-2-4-2-5-3-9-3-10-2-12-2-12-1-13v-14l1-27 2-13 2-11 3-11 4-9 4-9 5-8 5-7 6-6 7-5 7-4 8-3 9-2 9-2h10 6l6 1h6l5 1 6 2 5 1 4 2 5 2 4 3 4 3 3 3 4 3 3 4 3 4 3 5 3 5v-25-93h37v261 29l1 10v7h-35v-1l-1-1v-4l-1-9v-21zM39 195v11l1 11 1 9 1 9 2 8 2 7 3 6 1 3 1 3 2 2 2 3 2 2 2 2 2 2 2 1 2 2 3 1 2 1 3 1 3 1 3 1 3 1h3 7 7l4-1h3l4-1 3-1 3-1 3-1 3-2 2-1 3-2 2-2 3-2 2-3 2-2 2-3 1-3 2-3 3-6 2-8 2-8 2-9 1-9 1-11v-11-10l-1-10-1-10-2-8-2-8-2-7-2-3-1-3-2-3-1-3-2-2-2-3-2-2-3-2-2-2-3-1-2-2-3-1-3-2-3-1h-3l-3-1-4-1h-3-8-7-3l-3 1-3 1h-3l-2 1-3 2-3 1-2 2-2 1-2 2-2 2-2 2-2 3-1 2-2 3-1 3-3 6-2 8-2 8-1 8-1 10-1 11z">
          <text:p/>
        </draw:path>
        <draw:polygon draw:style-name="gr6" draw:text-style-name="P3" draw:layer="layout" svg:width="0.107cm" svg:height="0.277cm" svg:x="43.698cm" svg:y="20.452cm" svg:viewBox="0 0 108 278" draw:points="108,273 103,274 99,275 94,276 89,276 85,277 80,277 75,277 70,278 65,277 60,277 55,276 51,274 47,273 43,270 40,268 37,265 34,261 32,258 30,254 29,249 27,244 27,239 26,233 26,227 26,78 0,78 0,50 27,50 38,0 63,0 63,50 104,50 104,78 63,78 63,219 63,223 63,226 64,229 64,232 65,235 65,236 66,238 66,239 67,240 68,241 68,241 69,242 70,243 71,244 71,244 72,245 73,245 74,246 75,246 77,247 78,247 81,247 83,248 87,248 88,248 91,248 96,247 101,246 108,245">
          <text:p/>
        </draw:polygon>
        <draw:path draw:style-name="gr6" draw:text-style-name="P3" draw:layer="layout" svg:width="0.199cm" svg:height="0.231cm" svg:x="43.828cm" svg:y="20.498cm" svg:viewBox="0 0 200 232" svg:d="M200 116l-1 14-1 13-2 13-3 11-3 10-2 5-3 5-2 4-3 5-3 4-3 3-3 4-4 3-4 3-3 3-5 2-4 3-4 2-5 2-5 1-4 2-11 2-11 2h-12-12l-11-2-5-1-5-1-5-2-5-1-5-2-4-3-4-2-4-3-4-3-3-3-4-3-3-4-3-4-3-4-3-4-2-4-4-10-4-10-2-12-2-12-2-13v-13-14l2-13 2-13 2-11 4-10 4-10 5-8 6-8 7-7 7-6 8-5 9-4 10-3 11-2 11-2h12 13l11 2 11 2 5 1 5 2 4 2 5 2 4 2 4 3 4 3 3 3 3 3 4 3 2 4 3 4 3 4 2 4 2 5 2 5 4 10 2 12 2 12 1 13zM161 116l-1-11v-11l-1-9-2-9-2-8-2-7-1-4-2-3-1-3-2-2-2-3-2-2-2-3-2-2-2-2-3-1-3-2-2-1-3-1-4-2h-3l-3-1-7-1h-8-8l-7 1-4 1-3 1-3 1-3 1-3 1-3 2-3 2-2 2-2 2-2 2-3 2-1 3-2 3-2 3-1 3-2 3-2 7-2 8-2 9-1 10-1 10v11 11l1 10 1 9 2 9 2 7 2 8 3 6 2 3 1 3 2 3 2 2 2 3 3 2 2 2 2 2 3 1 3 2 3 1 3 1 3 1 3 1 4 1h3 8 8l7-1 4-1 3-1 3-1 3-1 3-1 3-2 2-2 3-2 2-2 2-2 2-2 2-3 2-3 2-3 1-3 2-3 2-8 2-8 2-8 1-10v-10z">
          <text:p/>
        </draw:path>
        <draw:polygon draw:style-name="gr6" draw:text-style-name="P3" draw:layer="layout" svg:width="0.181cm" svg:height="0.231cm" svg:x="44.183cm" svg:y="20.498cm" svg:viewBox="0 0 182 232" draw:points="39,115 39,126 40,136 41,145 42,154 44,162 47,169 50,176 51,178 53,181 55,184 57,186 59,189 61,191 63,193 65,194 68,196 70,197 73,199 76,200 79,201 82,201 85,202 88,202 92,203 95,203 100,203 105,202 109,201 113,200 117,199 121,197 125,195 128,192 130,191 132,189 133,188 134,186 136,184 137,182 139,178 141,174 143,169 144,164 145,159 182,161 181,169 179,177 176,184 173,190 170,197 165,202 160,208 155,213 149,217 143,221 136,225 129,227 121,229 113,231 105,232 96,232 85,232 74,230 69,229 64,228 59,226 55,225 51,223 46,221 42,218 38,215 35,213 31,209 28,206 25,202 22,199 19,195 16,190 14,186 10,176 6,166 3,155 2,143 0,130 0,116 0,102 2,89 3,77 6,66 10,56 14,46 16,42 19,38 22,34 25,30 28,26 31,23 35,20 39,17 42,14 46,12 51,9 55,7 59,6 64,4 69,3 74,2 85,0 96,0 104,0 112,1 120,3 127,4 134,7 141,10 147,14 153,18 158,22 163,28 167,33 171,39 174,45 177,52 179,59 181,67 143,70 142,65 141,61 140,57 138,53 136,49 134,46 131,43 128,40 127,39 125,38 123,36 122,35 120,34 118,33 114,32 110,31 105,30 100,29 95,29 88,29 84,30 81,30 78,31 75,32 72,33 69,34 67,35 64,37 62,38 60,40 58,42 56,44 54,46 52,49 50,51 49,54 48,57 46,60 44,67 42,75 41,84 40,93 39,104">
          <text:p/>
        </draw:polygon>
        <draw:path draw:style-name="gr6" draw:text-style-name="P3" draw:layer="layout" svg:width="0.199cm" svg:height="0.231cm" svg:x="44.395cm" svg:y="20.498cm" svg:viewBox="0 0 200 232" svg:d="M200 116l-1 14-1 13-2 13-3 11-3 10-2 5-3 5-2 4-3 5-3 4-3 3-3 4-4 3-4 3-3 3-5 2-4 3-4 2-5 2-5 1-4 2-11 2-11 2h-12-12l-11-2-5-1-5-1-5-2-5-1-5-2-4-3-4-2-4-3-4-3-3-3-4-3-3-4-3-4-3-4-3-4-2-4-4-10-4-10-2-12-2-12-2-13v-13-14l2-13 2-13 2-11 4-10 4-10 5-8 6-8 7-7 7-6 8-5 9-4 10-3 11-2 11-2h12 13l11 2 11 2 5 1 5 2 4 2 5 2 4 2 4 3 4 3 3 3 3 3 4 3 2 4 3 4 3 4 2 4 2 5 2 5 4 10 2 12 2 12 1 13zM161 116l-1-11v-11l-1-9-2-9-2-8-2-7-1-4-2-3-1-3-2-2-2-3-2-2-2-3-2-2-2-2-3-1-3-2-2-1-3-1-4-2h-3l-3-1-7-1h-8-8l-7 1-4 1-3 1-3 1-3 1-3 1-3 2-3 2-2 2-2 2-2 2-3 2-1 3-2 3-2 3-1 3-2 3-2 7-2 8-2 9-1 10-1 10v11 11l1 10 1 9 2 9 2 7 2 8 3 6 2 3 1 3 2 3 2 2 2 3 3 2 2 2 2 2 3 1 3 2 3 1 3 1 3 1 3 1 4 1h3 8 8l7-1 4-1 3-1 3-1 3-1 3-1 3-2 2-2 3-2 2-2 2-2 2-2 2-3 2-3 2-3 1-3 2-3 2-8 2-8 2-8 1-10v-10z">
          <text:p/>
        </draw:path>
        <draw:polygon draw:style-name="gr6" draw:text-style-name="P3" draw:layer="layout" svg:width="0.179cm" svg:height="0.227cm" svg:x="44.643cm" svg:y="20.498cm" svg:viewBox="0 0 180 228" draw:points="142,228 142,86 142,76 142,71 141,66 141,62 140,58 139,55 138,52 137,49 135,46 134,44 132,41 131,39 129,37 126,36 124,34 122,33 119,32 116,31 112,30 109,30 105,29 101,29 96,29 90,29 84,30 81,31 78,31 75,32 72,33 70,35 67,36 65,37 62,39 60,41 58,43 56,45 54,47 52,50 50,52 49,55 47,57 44,63 42,69 41,76 39,83 39,90 38,98 38,228 1,228 1,52 1,20 1,10 0,7 0,4 35,4 35,4 35,5 35,6 36,10 36,20 37,42 37,42 41,37 44,32 48,27 51,23 55,19 59,15 63,12 67,10 71,7 76,5 81,4 86,2 91,1 97,1 103,0 109,0 118,0 126,1 134,3 141,5 144,6 147,7 150,9 153,10 156,12 158,14 160,16 163,18 165,21 167,23 168,26 170,29 172,32 173,35 175,43 177,51 179,59 179,69 180,79 180,228">
          <text:p/>
        </draw:polygon>
        <draw:polygon draw:style-name="gr6" draw:text-style-name="P3" draw:layer="layout" svg:width="0.183cm" svg:height="0.23cm" svg:x="44.863cm" svg:y="20.499cm" svg:viewBox="0 0 184 231" draw:points="184,165 184,173 184,177 183,180 182,184 181,187 180,190 178,193 177,196 175,199 173,202 171,205 169,207 166,209 163,212 161,214 158,216 154,218 147,221 140,224 132,227 123,229 114,230 104,231 94,231 84,231 74,230 65,229 57,228 49,226 42,223 35,221 29,217 27,216 24,214 22,212 19,210 17,207 15,205 13,202 11,200 9,197 7,194 4,188 2,182 0,175 33,168 34,172 36,176 38,180 39,182 40,184 41,185 43,187 44,188 46,190 47,191 49,192 52,194 56,196 61,198 65,200 70,201 76,202 81,202 87,203 94,203 101,203 107,202 113,202 118,201 123,199 128,198 130,197 132,196 133,195 135,194 137,193 138,192 140,191 141,189 142,188 143,186 144,185 145,183 146,182 146,180 147,178 147,176 148,174 148,172 148,170 148,168 148,165 148,162 147,160 147,159 147,157 146,156 145,155 145,154 144,152 143,151 142,150 141,149 140,148 139,147 137,145 134,143 131,141 127,139 123,137 119,136 115,134 110,133 83,126 68,122 56,118 50,116 46,114 41,112 38,110 34,108 31,106 28,103 26,101 23,98 21,96 19,93 17,90 15,88 13,84 12,81 11,78 10,74 9,70 9,67 9,63 9,55 10,52 10,48 11,45 12,42 13,39 14,36 16,33 17,30 19,27 21,25 23,23 26,20 28,18 31,16 33,14 36,12 40,11 43,9 50,6 57,4 66,2 75,1 84,0 94,0 103,0 112,1 120,2 127,3 134,5 141,7 147,10 153,13 156,15 158,17 161,18 163,21 165,23 167,25 169,27 171,30 172,33 174,35 175,38 177,41 179,48 181,55 147,59 146,55 146,54 145,52 144,50 143,49 142,47 141,46 140,44 139,43 138,42 137,40 134,38 130,36 127,34 123,33 119,31 115,30 110,29 105,29 100,28 94,28 88,28 82,29 77,29 72,30 68,31 64,32 60,34 59,35 57,36 56,37 54,38 53,39 52,40 51,41 50,43 49,44 48,45 47,47 47,48 46,50 46,52 45,53 45,55 45,57 45,59 45,61 45,63 46,66 46,68 47,69 48,71 49,73 50,75 51,76 53,78 54,79 56,80 58,82 60,83 62,84 65,85 67,86 71,87 80,90 91,93 106,97 119,101 131,104 141,108 145,109 148,111 151,112 154,114 157,116 160,117 162,119 165,121 167,123 169,125 170,127 172,129 174,131 175,133 177,135 178,138 179,140 180,142 181,145 182,148 183,150 183,153 184,156 184,159 184,162">
          <text:p/>
        </draw:polygon>
        <draw:path draw:style-name="gr6" draw:text-style-name="P3" draw:layer="layout" svg:width="0.199cm" svg:height="0.231cm" svg:x="45.081cm" svg:y="20.498cm" svg:viewBox="0 0 200 232" svg:d="M200 116l-1 14-1 13-2 13-3 11-3 10-2 5-3 5-2 4-3 5-3 4-3 3-3 4-4 3-4 3-3 3-5 2-4 3-4 2-5 2-5 1-4 2-11 2-11 2h-12-12l-11-2-5-1-5-1-5-2-5-1-5-2-4-3-4-2-4-3-4-3-3-3-4-3-3-4-3-4-3-4-3-4-2-4-4-10-4-10-2-12-2-12-2-13v-13-14l2-13 2-13 2-11 4-10 4-10 5-8 6-8 7-7 7-6 8-5 9-4 10-3 11-2 11-2h12 13l11 2 11 2 5 1 5 2 4 2 5 2 4 2 4 3 4 3 3 3 3 3 4 3 2 4 3 4 3 4 2 4 2 5 2 5 4 10 2 12 2 12 1 13zM161 116l-1-11v-11l-1-9-2-9-2-8-2-7-1-4-2-3-1-3-2-2-2-3-2-2-2-3-2-2-2-2-3-1-3-2-2-1-3-1-4-2h-3l-3-1-7-1h-8-8l-7 1-4 1-3 1-3 1-3 1-3 1-3 2-3 2-2 2-2 2-2 2-3 2-1 3-2 3-2 3-1 3-2 3-2 7-2 8-2 9-1 10-1 10v11 11l1 10 1 9 2 9 2 7 2 8 3 6 2 3 1 3 2 3 2 2 2 3 3 2 2 2 2 2 3 1 3 2 3 1 3 1 3 1 3 1 4 1h3 8 8l7-1 4-1 3-1 3-1 3-1 3-1 3-2 2-2 3-2 2-2 2-2 2-2 2-3 2-3 2-3 1-3 2-3 2-8 2-8 2-8 1-10v-10z">
          <text:p/>
        </draw:path>
        <draw:polygon draw:style-name="gr6" draw:text-style-name="P3" draw:layer="layout" svg:width="0.036cm" svg:height="0.306cm" svg:x="45.329cm" svg:y="20.419cm" svg:viewBox="0 0 37 307" draw:points="0,307 0,0 37,0 37,307">
          <text:p/>
        </draw:polygon>
        <draw:path draw:style-name="gr6" draw:text-style-name="P3" draw:layer="layout" svg:width="0.197cm" svg:height="0.231cm" svg:x="45.411cm" svg:y="20.498cm" svg:viewBox="0 0 198 232" svg:d="M39 124v9l1 9 1 8 2 8 2 7 3 7 2 3 1 3 2 3 2 2 2 3 2 2 2 2 3 2 2 2 3 2 3 1 3 2 2 1 4 1 3 1 3 1h3l4 1h7 6l6-1h5l5-1 5-2 4-1 4-2 4-3 4-2 3-3 3-3 2-3 3-3 2-3 1-4 2-3 33 9-3 6-3 6-4 6-4 5-4 5-5 4-5 4-5 4-6 3-6 3-7 2-7 2-8 1-8 1-8 1h-9-12l-11-2-10-2-5-2-5-1-5-2-4-3-5-2-4-3-4-3-3-3-4-3-3-4-3-3-3-4-3-5-2-4-3-5-2-5-4-10-2-12-2-12-2-13v-14-14l2-13 2-11 2-11 4-11 2-4 3-5 2-4 3-5 3-4 3-3 3-4 4-3 3-3 4-3 4-3 4-2 5-3 4-2 5-1 5-2 10-2 11-2h12 12l11 2 10 2 10 3 9 5 8 5 7 6 7 7 6 8 5 8 4 10 3 11 3 12 2 12 1 14v14 5zM160 95l-1-8-1-8-2-7-2-7-2-6-3-6-2-2-1-3-2-2-2-2-2-2-2-2-2-2-2-1-2-2-3-1-2-1-3-1-3-1-3-1-6-1-6-1h-7-6l-6 1h-3l-3 1-3 1-3 1-3 1-2 2-3 1-2 2-2 1-2 2-2 2-3 3-1 2-2 2-4 6-2 5-3 6-2 7-1 6-1 8-1 7z">
          <text:p/>
        </draw:path>
        <draw:custom-shape draw:style-name="gr7" draw:text-style-name="P1" xml:id="id24" draw:id="id24" draw:layer="layout" svg:width="4.445cm" svg:height="2.54cm" svg:x="30.6cm" svg:y="19.96cm">
          <text:p text:style-name="P1">File Picker</text:p>
          <draw:enhanced-geometry svg:viewBox="0 0 21600 21600" draw:type="rectangle" draw:enhanced-path="M 0 0 L 21600 0 21600 21600 0 21600 0 0 Z N"/>
        </draw:custom-shape>
        <draw:custom-shape draw:style-name="gr7" draw:text-style-name="P1" xml:id="id30" draw:id="id30" draw:layer="layout" svg:width="4.445cm" svg:height="2.54cm" svg:x="54.1cm" svg:y="19.96cm">
          <text:p text:style-name="P1">File Picker</text:p>
          <draw:enhanced-geometry svg:viewBox="0 0 21600 21600" draw:type="rectangle" draw:enhanced-path="M 0 0 L 21600 0 21600 21600 0 21600 0 0 Z N"/>
        </draw:custom-shape>
        <draw:custom-shape draw:style-name="gr8" draw:text-style-name="P2" xml:id="id25" draw:id="id25" draw:layer="layout" svg:width="2.921cm" svg:height="2.921cm" svg:x="31.353cm" svg:y="23.098cm">
          <text:p text:style-name="P1"><text:span text:style-name="T1">Game file</text:span></text:p>
          <text:p text:style-name="P1"><text:span text:style-name="T1">Picke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2" xml:id="id31" draw:id="id31" draw:layer="layout" svg:width="2.921cm" svg:height="2.921cm" svg:x="54.852cm" svg:y="23.352cm">
          <text:p text:style-name="P1"><text:span text:style-name="T1">Core file</text:span></text:p>
          <text:p text:style-name="P1"><text:span text:style-name="T1">Picke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 xml:id="id26" draw:id="id26" draw:layer="layout" svg:width="4.445cm" svg:height="3.334cm" svg:x="30.591cm" svg:y="28.019cm">
          <text:p text:style-name="P1">Dialog to set</text:p>
          <text:p text:style-name="P1">Game settings</text:p>
          <draw:enhanced-geometry svg:viewBox="0 0 21600 21600" draw:type="rectangle" draw:enhanced-path="M 0 0 L 21600 0 21600 21600 0 21600 0 0 Z N"/>
        </draw:custom-shape>
        <draw:custom-shape draw:style-name="gr9" draw:text-style-name="P1" xml:id="id32" draw:id="id32" draw:layer="layout" svg:width="4.445cm" svg:height="3.334cm" svg:x="54.09cm" svg:y="27.67cm">
          <text:p text:style-name="P1">Dialog to set</text:p>
          <text:p text:style-name="P1">Core settings</text:p>
          <draw:enhanced-geometry svg:viewBox="0 0 21600 21600" draw:type="rectangle" draw:enhanced-path="M 0 0 L 21600 0 21600 21600 0 21600 0 0 Z N"/>
        </draw:custom-shape>
        <draw:custom-shape draw:style-name="gr10" draw:text-style-name="P2" xml:id="id7" draw:id="id7" draw:layer="layout" svg:width="2.413cm" svg:height="2.667cm" svg:x="39.341cm" svg:y="22.463cm">
          <text:p text:style-name="P1"><text:span text:style-name="T1">Game</text:span></text:p>
          <text:p text:style-name="P1"><text:span text:style-name="T1">selecte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2" xml:id="id9" draw:id="id9" draw:layer="layout" svg:width="3.937cm" svg:height="3.683cm" svg:x="39.485cm" svg:y="27.793cm">
          <text:p text:style-name="P1"><text:span text:style-name="T1">Create core</text:span></text:p>
          <text:p text:style-name="P1"><text:span text:style-name="T1">Based on console</text:span></text:p>
          <text:p text:style-name="P1"><text:span text:style-name="T1">And game</text:span></text:p>
          <text:p text:style-name="P1"><text:span text:style-name="T1"/></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2" xml:id="id20" draw:id="id20" draw:layer="layout" svg:width="3.556cm" svg:height="3.175cm" svg:x="46.072cm" svg:y="27.99cm">
          <text:p text:style-name="P1"><text:span text:style-name="T1">Create CoreView</text:span></text:p>
          <text:p text:style-name="P1"><text:span text:style-name="T1">And set core</text:span></text:p>
          <text:p text:style-name="P1"><text:span text:style-name="T1"/></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3" draw:text-style-name="P1" xml:id="id21" draw:id="id21" draw:layer="layout" svg:width="4.572cm" svg:height="4.191cm" svg:x="45.564cm" svg:y="33.131cm">
          <text:p text:style-name="P1">Delete</text:p>
          <text:p text:style-name="P1">Main UI</text:p>
          <text:p text:style-name="P1"/>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1" xml:id="id22" draw:id="id22" draw:layer="layout" svg:width="4.445cm" svg:height="3.937cm" svg:x="39.087cm" svg:y="33.239cm">
          <text:p text:style-name="P1">Attach</text:p>
          <text:p text:style-name="P1">CoreView</text:p>
          <text:p text:style-name="P1"/>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1" xml:id="id23" draw:id="id23" draw:layer="layout" svg:width="4.445cm" svg:height="3.937cm" svg:x="42.275cm" svg:y="38.973cm">
          <text:p text:style-name="P1">Start Core</text:p>
          <text:p text:style-name="P1"/>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2" draw:layer="layout" svg:width="9.472cm" svg:height="4.953cm" svg:x="20.558cm" svg:y="21.828cm">
          <text:p text:style-name="P1"><text:span text:style-name="T1">We cannot determine the console that </text:span><text:span text:style-name="T1">the</text:span></text:p>
          <text:p text:style-name="P1"><text:span text:style-name="T1">Game runs on</text:span></text:p>
          <text:p text:style-name="P1"><text:span text:style-name="T1"/></text:p>
          <text:p text:style-name="P1"><text:span text:style-name="T1"/></text:p>
          <text:p text:style-name="P1"><text:span text:style-name="T1"/></text:p>
          <text:p text:style-name="P1"><text:span text:style-name="T1">We will only show the consoles that we </text:span><text:span text:style-name="T1">have </text:span></text:p>
          <text:p text:style-name="P1"><text:span text:style-name="T1">cores for</text:span></text:p>
          <draw:enhanced-geometry svg:viewBox="0 0 21600 21600" draw:text-areas="800 800 20800 20800" draw:type="round-rectangular-callout" draw:modifiers="22822.1682677082 27032.70084779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334cm" svg:height="3.556cm" svg:x="59.597cm" svg:y="22.698cm">
          <text:p text:style-name="P1"><text:span text:style-name="T1">We cannot determine</text:span></text:p>
          <text:p text:style-name="P1"><text:span text:style-name="T1">What console the</text:span></text:p>
          <text:p text:style-name="P1"><text:span text:style-name="T1">Core emulates</text:span></text:p>
          <draw:enhanced-geometry svg:viewBox="0 0 21600 21600" draw:text-areas="800 800 20800 20800" draw:type="round-rectangular-callout" draw:modifiers="-4477.90065604499 33951.53219004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 xml:id="id27" draw:id="id27" draw:layer="layout" svg:width="4.445cm" svg:height="4.064cm" svg:x="30.591cm" svg:y="32.406cm">
          <text:p text:style-name="P1">Store game</text:p>
          <text:p text:style-name="P1">settings</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1" xml:id="id33" draw:id="id33" draw:layer="layout" svg:width="4.445cm" svg:height="4.064cm" svg:x="54.09cm" svg:y="32.369cm">
          <text:p text:style-name="P1">Store Core</text:p>
          <text:p text:style-name="P1">settings</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1" xml:id="id28" draw:id="id28" draw:layer="layout" svg:width="5.207cm" svg:height="4.953cm" svg:x="30.21cm" svg:y="38.465cm">
          <text:p text:style-name="P1">Move game file</text:p>
          <text:p text:style-name="P1">To app storage</text:p>
          <text:p text:style-name="P1"/>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1" xml:id="id34" draw:id="id34" draw:layer="layout" svg:width="5.207cm" svg:height="4.953cm" svg:x="53.709cm" svg:y="37.83cm">
          <text:p text:style-name="P1">Move core file</text:p>
          <text:p text:style-name="P1">To app storage</text:p>
          <text:p text:style-name="P1"/>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9" draw:text-style-name="P1" xml:id="id35" draw:id="id35" draw:layer="layout" svg:width="3.937cm" svg:height="3.556cm" svg:x="61.706cm" svg:y="37.957cm">
          <text:p text:style-name="P1">Create folder</text:p>
          <text:p text:style-name="P1">For console</text:p>
          <draw:enhanced-geometry svg:viewBox="0 0 21600 21600" draw:glue-points="10800 0 0 10800 10800 21600 21600 10800" draw:path-stretchpoint-x="10800" draw:path-stretchpoint-y="10800" draw:text-areas="?f5 ?f6 ?f7 ?f8" draw:type="octagon" draw:modifiers="6692.5223613595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0" draw:text-style-name="P1" xml:id="id37" draw:id="id37" draw:layer="layout" svg:width="4.064cm" svg:height="3.81cm" svg:x="54.268cm" svg:y="48.813cm">
          <text:p text:style-name="P1">Move core file</text:p>
          <text:p text:style-name="P1">To core folder</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1" draw:text-style-name="P1" draw:layer="layout" svg:width="4.826cm" svg:height="2.54cm" svg:x="59.932cm" svg:y="30.21cm">
          <text:p text:style-name="P1">XML file?</text:p>
          <draw:enhanced-geometry svg:viewBox="0 0 21600 21600" draw:text-areas="800 800 20800 20800" draw:type="round-rectangular-callout" draw:modifiers="-7499.81354878807 31426.68240850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 draw:layer="layout" svg:width="4.826cm" svg:height="2.54cm" svg:x="25.003cm" svg:y="30.21cm">
          <text:p text:style-name="P1">XML file?</text:p>
          <draw:enhanced-geometry svg:viewBox="0 0 21600 21600" draw:text-areas="800 800 20800 20800" draw:type="round-rectangular-callout" draw:modifiers="25014.2945929149 31962.21959858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 xml:id="id29" draw:id="id29" draw:layer="layout" svg:width="4.064cm" svg:height="3.937cm" svg:x="30.845cm" svg:y="48.763cm">
          <text:p text:style-name="P1">Move game to</text:p>
          <text:p text:style-name="P1">Console folder</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2" draw:text-style-name="P1" xml:id="id4" draw:id="id4" draw:layer="layout" svg:width="4.064cm" svg:height="3.937cm" svg:x="41.462cm" svg:y="48.752cm">
          <text:p text:style-name="P1">Delete</text:p>
          <text:p text:style-name="P1">Settings UI</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3" draw:text-style-name="P4" xml:id="id10" draw:id="id10" draw:layer="layout" svg:width="6.858cm" svg:height="4.699cm" svg:x="1.091cm" svg:y="1.95cm">
          <text:p text:style-name="P1">App started</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1" xml:id="id11" draw:id="id11" draw:layer="layout" svg:width="7.012cm" svg:height="3.634cm" svg:x="7.479cm" svg:y="5.917cm">
          <text:p text:style-name="P1">Read app storage</text:p>
          <text:p text:style-name="P1"/>
          <text:p text:style-name="P1"/>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5" draw:text-style-name="P1" xml:id="id1" draw:id="id1" draw:layer="layout" svg:width="4.318cm" svg:height="3.81cm" svg:x="2.093cm" svg:y="18.23cm">
          <text:p text:style-name="P1">Load Console</text:p>
          <text:p text:style-name="P1">List</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6" draw:text-style-name="P1" xml:id="id12" draw:id="id12" draw:layer="layout" svg:width="5.969cm" svg:height="3.175cm" svg:x="1.255cm" svg:y="12.509cm">
          <text:p text:style-name="P1">Consoles</text:p>
          <text:p text:style-name="P1">Found</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 draw:text-style-name="P1" xml:id="id13" draw:id="id13" draw:layer="layout" svg:width="5.969cm" svg:height="3.175cm" svg:x="14.645cm" svg:y="12.509cm">
          <text:p text:style-name="P1">No Consoles</text:p>
          <text:p text:style-name="P1">Found</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 draw:text-style-name="P1" xml:id="id3" draw:id="id3" draw:layer="layout" svg:width="4.871cm" svg:height="4.826cm" svg:x="15.184cm" svg:y="17.843cm">
          <text:p text:style-name="P1">Show</text:p>
          <text:p text:style-name="P1">Welcome</text:p>
          <text:p text:style-name="P1">Scree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8" draw:text-style-name="P1" draw:layer="layout" svg:width="3.683cm" svg:height="3.302cm" svg:x="10.375cm" svg:y="22.288cm">
          <text:p text:style-name="P1">Needs</text:p>
          <text:p text:style-name="P1">Design</text:p>
          <draw:enhanced-geometry svg:viewBox="0 0 21600 21600" draw:text-areas="800 800 20800 20800" draw:type="round-rectangular-callout" draw:modifiers="33091.8566775244 876.2942779291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5" draw:layer="layout" svg:width="9.398cm" svg:height="5.969cm" svg:x="70.151cm" svg:y="9.418cm">
          <text:p text:style-name="P1"><text:span text:style-name="T2">User </text:span><text:span text:style-name="T2">Ev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0" draw:text-style-name="P5" draw:layer="layout" svg:width="7.112cm" svg:height="4.064cm" svg:x="71.294cm" svg:y="16.37cm">
          <text:p text:style-name="P1"><text:span text:style-name="T2">User </text:span><text:span text:style-name="T2">Interfa</text:span><text:span text:style-name="T2">ce</text:span></text:p>
          <draw:enhanced-geometry svg:viewBox="0 0 21600 21600" draw:type="rectangle" draw:enhanced-path="M 0 0 L 21600 0 21600 21600 0 21600 0 0 Z N"/>
        </draw:custom-shape>
        <draw:custom-shape draw:style-name="gr31" draw:text-style-name="P1" xml:id="id2" draw:id="id2" draw:layer="layout" svg:width="4.572cm" svg:height="3.683cm" svg:x="8.878cm" svg:y="12.255cm">
          <text:p text:style-name="P1">Main UI</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32" draw:text-style-name="P6" draw:layer="layout" svg:x1="6.411cm" svg:y1="19.687cm" svg:x2="11.164cm" svg:y2="15.938cm" draw:start-shape="id1" draw:start-glue-point="9" draw:end-shape="id2" draw:end-glue-point="7" svg:d="M6411 19687h4753v-3749" svg:viewBox="0 0 4754 3750">
          <text:p/>
        </draw:connector>
        <draw:connector draw:style-name="gr32" draw:text-style-name="P6" draw:layer="layout" svg:x1="15.184cm" svg:y1="19.688cm" svg:x2="11.164cm" svg:y2="15.938cm" draw:start-shape="id3" draw:start-glue-point="5" draw:end-shape="id2" draw:end-glue-point="7" svg:d="M15184 19688h-4020v-3750" svg:viewBox="0 0 4021 3751">
          <text:p/>
        </draw:connector>
        <draw:custom-shape draw:style-name="gr33" draw:text-style-name="P1" xml:id="id5" draw:id="id5" draw:layer="layout" svg:width="5.715cm" svg:height="3.937cm" svg:x="40.573cm" svg:y="54.213cm">
          <text:p text:style-name="P1">Main UI</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32" draw:text-style-name="P6" draw:layer="layout" svg:x1="43.43cm" svg:y1="52.689cm" svg:x2="43.43cm" svg:y2="54.213cm" draw:start-shape="id4" draw:start-glue-point="6" draw:end-shape="id5" draw:end-glue-point="4" svg:d="M43430 52689v1524" svg:viewBox="0 0 1 1525">
          <text:p/>
        </draw:connector>
        <draw:custom-shape draw:style-name="gr34" draw:text-style-name="P5" draw:layer="layout" svg:width="6.223cm" svg:height="4.953cm" svg:x="71.739cm" svg:y="20.926cm">
          <text:p text:style-name="P1"><text:span text:style-name="T2">Applica</text:span><text:span text:style-name="T2">tion</text:span></text:p>
          <text:p text:style-name="P1"><text:span text:style-name="T2">Proces</text:span><text:span text:style-name="T2">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5" draw:text-style-name="P5" draw:layer="layout" svg:width="8.509cm" svg:height="6.604cm" svg:x="70.596cm" svg:y="27.1cm">
          <text:p text:style-name="P1"><text:span text:style-name="T2">Applicatio</text:span><text:span text:style-name="T2">n Process</text:span></text:p>
          <text:p text:style-name="P1"><text:span text:style-name="T2">Detail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6" draw:text-style-name="P7" draw:layer="layout" svg:width="8.636cm" svg:height="1.27cm" svg:x="15.606cm" svg:y="4.762cm">
          <text:p text:style-name="P1"><text:span text:style-name="T3">$HOME/.local/</text:span><text:span text:style-name="T3">share</text:span></text:p>
          <draw:enhanced-geometry svg:viewBox="0 0 21600 21600" draw:text-areas="800 800 20800 20800" draw:type="round-rectangular-callout" draw:modifiers="-2790.96908648836 42894.099134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5" draw:layer="layout" svg:width="8.255cm" svg:height="5.461cm" svg:x="70.723cm" svg:y="35.671cm">
          <text:p text:style-name="P1"><text:span text:style-name="T2">Comme</text:span><text:span text:style-name="T2">nt</text:span></text:p>
          <draw:enhanced-geometry svg:viewBox="0 0 21600 21600" draw:text-areas="800 800 20800 20800" draw:type="round-rectangular-callout" draw:modifiers="1457.26744186047 31213.62138410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2" draw:text-style-name="P6" draw:layer="layout" svg:x1="41.965cm" svg:y1="20.341cm" svg:x2="40.548cm" svg:y2="22.463cm" draw:start-shape="id6" draw:start-glue-point="3" draw:end-shape="id7" draw:end-glue-point="4" svg:d="M41965 20341h-1417v2122" svg:viewBox="0 0 1418 2123">
          <text:p/>
        </draw:connector>
        <draw:custom-shape draw:style-name="gr38" draw:text-style-name="P1" xml:id="id8" draw:id="id8" draw:layer="layout" svg:width="4.953cm" svg:height="3.175cm" svg:x="44.421cm" svg:y="22.209cm">
          <text:p text:style-name="P1">Start Gam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6" draw:layer="layout" draw:line-skew="0.064cm" svg:x1="41.754cm" svg:y1="23.797cm" svg:x2="44.421cm" svg:y2="23.796cm" draw:start-shape="id7" draw:start-glue-point="7" draw:end-shape="id8" svg:d="M41754 23797h1397v-1h1270" svg:viewBox="0 0 2668 2">
          <text:p/>
        </draw:connector>
        <draw:connector draw:style-name="gr32" draw:text-style-name="P6" draw:layer="layout" svg:x1="46.898cm" svg:y1="25.384cm" svg:x2="41.454cm" svg:y2="27.793cm" draw:start-shape="id8" draw:start-glue-point="8" draw:end-shape="id9" draw:end-glue-point="4" svg:d="M46898 25384v1204h-5444v1205" svg:viewBox="0 0 5445 2410">
          <text:p/>
        </draw:connector>
        <draw:custom-shape draw:style-name="gr39" draw:text-style-name="P5" draw:layer="layout" svg:width="8.89cm" svg:height="4.826cm" svg:x="70.405cm" svg:y="45.577cm">
          <text:p text:style-name="P1"><text:span text:style-name="T2">Process </text:span><text:span text:style-name="T2">Na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9.398cm" svg:height="5.969cm" svg:x="70.151cm" svg:y="2.418cm">
          <text:p text:style-name="P1"><text:span text:style-name="T2">Init Ap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2" draw:text-style-name="P6" draw:layer="layout" svg:x1="7.949cm" svg:y1="4.3cm" svg:x2="10.985cm" svg:y2="5.917cm" draw:start-shape="id10" draw:start-glue-point="7" draw:end-shape="id11" draw:end-glue-point="4" svg:d="M7949 4300h3036v1617" svg:viewBox="0 0 3037 1618">
          <text:p/>
        </draw:connector>
        <draw:connector draw:style-name="gr32" draw:text-style-name="P6" draw:layer="layout" svg:x1="4.24cm" svg:y1="15.684cm" svg:x2="4.252cm" svg:y2="18.23cm" draw:start-shape="id12" draw:start-glue-point="5" draw:end-shape="id1" svg:d="M4240 15684v1273h12v1273" svg:viewBox="0 0 13 2547">
          <text:p/>
        </draw:connector>
        <draw:connector draw:style-name="gr32" draw:text-style-name="P6" draw:layer="layout" svg:x1="17.63cm" svg:y1="15.684cm" svg:x2="17.619cm" svg:y2="17.843cm" draw:start-shape="id13" draw:start-glue-point="5" draw:end-shape="id3" svg:d="M17630 15684v1080h-11v1079" svg:viewBox="0 0 12 2160">
          <text:p/>
        </draw:connector>
        <draw:connector draw:style-name="gr32" draw:text-style-name="P6" draw:layer="layout" svg:x1="40.886cm" svg:y1="11.956cm" svg:x2="34.89cm" svg:y2="11.959cm" draw:start-shape="id14" draw:start-glue-point="3" draw:end-shape="id15" draw:end-glue-point="7" svg:d="M40886 11956h-2998v3h-2998" svg:viewBox="0 0 5997 4">
          <text:p/>
        </draw:connector>
        <draw:connector draw:style-name="gr32" draw:text-style-name="P6" draw:layer="layout" svg:x1="46.855cm" svg:y1="11.956cm" svg:x2="54.309cm" svg:y2="11.957cm" draw:start-shape="id14" draw:start-glue-point="1" draw:end-shape="id16" draw:end-glue-point="5" svg:d="M46855 11956h3727v1h3727" svg:viewBox="0 0 7455 2">
          <text:p/>
        </draw:connector>
        <draw:connector draw:style-name="gr32" draw:text-style-name="P6" draw:layer="layout" svg:x1="32.858cm" svg:y1="13.737cm" svg:x2="32.85cm" svg:y2="15.578cm" draw:start-shape="id15" draw:start-glue-point="6" draw:end-shape="id17" draw:end-glue-point="4" svg:d="M32858 13737v921h-8v920" svg:viewBox="0 0 9 1842">
          <text:p/>
        </draw:connector>
        <draw:connector draw:style-name="gr32" draw:text-style-name="P6" draw:layer="layout" svg:x1="56.341cm" svg:y1="13.735cm" svg:x2="56.323cm" svg:y2="15.578cm" draw:start-shape="id16" draw:start-glue-point="6" draw:end-shape="id18" draw:end-glue-point="4" svg:d="M56341 13735v922h-18v921" svg:viewBox="0 0 19 1844">
          <text:p/>
        </draw:connector>
        <draw:connector draw:style-name="gr32" draw:text-style-name="P6" draw:layer="layout" svg:x1="43.87cm" svg:y1="14.052cm" svg:x2="43.871cm" svg:y2="14.499cm" draw:start-shape="id14" draw:start-glue-point="2" draw:end-shape="id19" draw:end-glue-point="4" svg:d="M43870 14052v223h1v224" svg:viewBox="0 0 2 448">
          <text:p/>
        </draw:connector>
        <draw:connector draw:style-name="gr32" draw:text-style-name="P6" draw:layer="layout" svg:x1="43.871cm" svg:y1="17.674cm" svg:x2="43.87cm" svg:y2="19.071cm" draw:start-shape="id19" draw:start-glue-point="6" draw:end-shape="id6" draw:end-glue-point="0" svg:d="M43871 17674v699h-1v698" svg:viewBox="0 0 2 1398">
          <text:p/>
        </draw:connector>
        <draw:connector draw:style-name="gr32" draw:text-style-name="P6" draw:layer="layout" svg:x1="43.422cm" svg:y1="29.201cm" svg:x2="46.072cm" svg:y2="29.204cm" draw:start-shape="id9" draw:start-glue-point="9" draw:end-shape="id20" draw:end-glue-point="5" svg:d="M43422 29201h1325v3h1325" svg:viewBox="0 0 2651 4">
          <text:p/>
        </draw:connector>
        <draw:connector draw:style-name="gr32" draw:text-style-name="P6" draw:layer="layout" svg:x1="47.85cm" svg:y1="31.165cm" svg:x2="47.85cm" svg:y2="33.131cm" draw:start-shape="id20" draw:start-glue-point="7" draw:end-shape="id21" svg:d="M47850 31165v1966" svg:viewBox="0 0 1 1967">
          <text:p/>
        </draw:connector>
        <draw:connector draw:style-name="gr32" draw:text-style-name="P6" draw:layer="layout" svg:x1="45.564cm" svg:y1="34.734cm" svg:x2="43.532cm" svg:y2="34.744cm" draw:start-shape="id21" draw:start-glue-point="5" draw:end-shape="id22" draw:end-glue-point="9" svg:d="M45564 34734h-1016v10h-1016" svg:viewBox="0 0 2033 11">
          <text:p/>
        </draw:connector>
        <draw:connector draw:style-name="gr32" draw:text-style-name="P6" draw:layer="layout" svg:x1="41.31cm" svg:y1="37.176cm" svg:x2="44.497cm" svg:y2="38.973cm" draw:start-shape="id22" draw:start-glue-point="7" draw:end-shape="id23" svg:d="M41310 37176v898h3187v899" svg:viewBox="0 0 3188 1798">
          <text:p/>
        </draw:connector>
        <draw:connector draw:style-name="gr32" draw:text-style-name="P6" draw:layer="layout" svg:x1="32.85cm" svg:y1="17.991cm" svg:x2="32.822cm" svg:y2="19.96cm" draw:start-shape="id17" draw:start-glue-point="8" draw:end-shape="id24" svg:d="M32850 17991v985h-28v984" svg:viewBox="0 0 29 1970">
          <text:p/>
        </draw:connector>
        <draw:connector draw:style-name="gr32" draw:text-style-name="P6" draw:layer="layout" svg:x1="32.822cm" svg:y1="22.5cm" svg:x2="32.814cm" svg:y2="23.098cm" draw:start-shape="id24" draw:start-glue-point="2" draw:end-shape="id25" draw:end-glue-point="4" svg:d="M32822 22500v299h-8v299" svg:viewBox="0 0 9 599">
          <text:p/>
        </draw:connector>
        <draw:connector draw:style-name="gr32" draw:text-style-name="P6" draw:layer="layout" svg:x1="32.814cm" svg:y1="26.019cm" svg:x2="32.813cm" svg:y2="28.019cm" draw:start-shape="id25" draw:start-glue-point="6" draw:end-shape="id26" svg:d="M32814 26019v1000h-1v1000" svg:viewBox="0 0 2 2001">
          <text:p/>
        </draw:connector>
        <draw:connector draw:style-name="gr32" draw:text-style-name="P6" draw:layer="layout" svg:x1="32.813cm" svg:y1="31.353cm" svg:x2="32.814cm" svg:y2="32.406cm" draw:start-shape="id26" draw:start-glue-point="2" draw:end-shape="id27" draw:end-glue-point="4" svg:d="M32813 31353v527h1v526" svg:viewBox="0 0 2 1054">
          <text:p/>
        </draw:connector>
        <draw:connector draw:style-name="gr32" draw:text-style-name="P6" draw:layer="layout" svg:x1="32.814cm" svg:y1="36.47cm" svg:x2="32.814cm" svg:y2="38.465cm" draw:start-shape="id27" draw:start-glue-point="7" draw:end-shape="id28" draw:end-glue-point="4" svg:d="M32814 36470v1995" svg:viewBox="0 0 1 1996">
          <text:p/>
        </draw:connector>
        <draw:connector draw:style-name="gr32" draw:text-style-name="P6" draw:layer="layout" svg:x1="32.814cm" svg:y1="43.418cm" svg:x2="32.813cm" svg:y2="48.763cm" draw:start-shape="id28" draw:start-glue-point="7" draw:end-shape="id29" draw:end-glue-point="4" svg:d="M32814 43418v2672h-1v2673" svg:viewBox="0 0 2 5346">
          <text:p/>
        </draw:connector>
        <draw:connector draw:style-name="gr32" draw:text-style-name="P6" draw:layer="layout" svg:x1="34.909cm" svg:y1="50.732cm" svg:x2="41.462cm" svg:y2="50.721cm" draw:start-shape="id29" draw:start-glue-point="7" draw:end-shape="id4" draw:end-glue-point="5" svg:d="M34909 50732h3281v-11h3272" svg:viewBox="0 0 6554 12">
          <text:p/>
        </draw:connector>
        <draw:connector draw:style-name="gr32" draw:text-style-name="P6" draw:layer="layout" svg:x1="56.323cm" svg:y1="17.991cm" svg:x2="56.322cm" svg:y2="19.96cm" draw:start-shape="id18" draw:start-glue-point="8" draw:end-shape="id30" draw:end-glue-point="0" svg:d="M56323 17991v985h-1v984" svg:viewBox="0 0 2 1970">
          <text:p/>
        </draw:connector>
        <draw:connector draw:style-name="gr32" draw:text-style-name="P6" draw:layer="layout" svg:x1="56.322cm" svg:y1="22.5cm" svg:x2="56.313cm" svg:y2="23.352cm" draw:start-shape="id30" draw:start-glue-point="2" draw:end-shape="id31" draw:end-glue-point="4" svg:d="M56322 22500v426h-9v426" svg:viewBox="0 0 10 853">
          <text:p/>
        </draw:connector>
        <draw:connector draw:style-name="gr32" draw:text-style-name="P6" draw:layer="layout" svg:x1="56.313cm" svg:y1="26.273cm" svg:x2="56.312cm" svg:y2="27.67cm" draw:start-shape="id31" draw:start-glue-point="6" draw:end-shape="id32" draw:end-glue-point="0" svg:d="M56313 26273v699h-1v698" svg:viewBox="0 0 2 1398">
          <text:p/>
        </draw:connector>
        <draw:connector draw:style-name="gr32" draw:text-style-name="P6" draw:layer="layout" svg:x1="56.312cm" svg:y1="31.004cm" svg:x2="56.313cm" svg:y2="32.369cm" draw:start-shape="id32" draw:start-glue-point="2" draw:end-shape="id33" draw:end-glue-point="4" svg:d="M56312 31004v683h1v682" svg:viewBox="0 0 2 1366">
          <text:p/>
        </draw:connector>
        <draw:connector draw:style-name="gr32" draw:text-style-name="P6" draw:layer="layout" svg:x1="56.313cm" svg:y1="36.433cm" svg:x2="56.313cm" svg:y2="37.83cm" draw:start-shape="id33" draw:start-glue-point="7" draw:end-shape="id34" draw:end-glue-point="4" svg:d="M56313 36433v1397" svg:viewBox="0 0 1 1398">
          <text:p/>
        </draw:connector>
        <draw:connector draw:style-name="gr32" draw:text-style-name="P6" draw:layer="layout" svg:x1="58.916cm" svg:y1="39.724cm" svg:x2="61.706cm" svg:y2="39.735cm" draw:start-shape="id34" draw:start-glue-point="9" draw:end-shape="id35" draw:end-glue-point="5" svg:d="M58916 39724h1395v11h1395" svg:viewBox="0 0 2791 12">
          <text:p/>
        </draw:connector>
        <draw:connector draw:style-name="gr32" draw:text-style-name="P6" draw:layer="layout" svg:x1="63.484cm" svg:y1="48.414cm" svg:x2="58.332cm" svg:y2="50.718cm" draw:start-shape="id36" draw:start-glue-point="6" draw:end-shape="id37" svg:d="M63484 48414v2304h-5152" svg:viewBox="0 0 5153 2305">
          <text:p/>
        </draw:connector>
        <draw:connector draw:style-name="gr32" draw:text-style-name="P6" draw:layer="layout" svg:x1="54.268cm" svg:y1="50.718cm" svg:x2="45.526cm" svg:y2="50.721cm" draw:start-shape="id37" draw:end-shape="id4" draw:end-glue-point="7" svg:d="M54268 50718h-4370v3h-4372" svg:viewBox="0 0 8743 4">
          <text:p/>
        </draw:connector>
        <draw:connector draw:style-name="gr32" draw:text-style-name="P6" draw:layer="layout" svg:x1="10.985cm" svg:y1="9.551cm" svg:x2="4.24cm" svg:y2="12.509cm" draw:start-shape="id11" draw:start-glue-point="7" draw:end-shape="id12" draw:end-glue-point="7" svg:d="M10985 9551v1479h-6745v1479" svg:viewBox="0 0 6746 2959">
          <text:p/>
        </draw:connector>
        <draw:connector draw:style-name="gr32" draw:text-style-name="P6" draw:layer="layout" svg:x1="10.985cm" svg:y1="9.551cm" svg:x2="17.629cm" svg:y2="12.509cm" draw:start-shape="id11" draw:start-glue-point="7" draw:end-shape="id13" svg:d="M10985 9551v1479h6644v1479" svg:viewBox="0 0 6645 2959">
          <text:p/>
        </draw:connector>
        <draw:custom-shape draw:style-name="gr41" draw:text-style-name="P5" draw:layer="layout" svg:width="9.779cm" svg:height="4.191cm" svg:x="69.961cm" svg:y="51.805cm">
          <text:p text:style-name="P1"><text:span text:style-name="T2">Conditio</text:span><text:span text:style-name="T2">na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2" draw:text-style-name="P5" draw:layer="layout" svg:width="5.334cm" svg:height="4.318cm" svg:x="63.611cm" svg:y="51.881cm">
          <text:p text:style-name="P1"><text:span text:style-name="T2">Go To</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1" xml:id="id36" draw:id="id36" draw:layer="layout" svg:width="3.937cm" svg:height="3.556cm" svg:x="61.706cm" svg:y="44.858cm">
          <text:p text:style-name="P1">Create folder</text:p>
          <text:p text:style-name="P1">For cores</text:p>
          <draw:enhanced-geometry svg:viewBox="0 0 21600 21600" draw:glue-points="10800 0 0 10800 10800 21600 21600 10800" draw:path-stretchpoint-x="10800" draw:path-stretchpoint-y="10800" draw:text-areas="?f5 ?f6 ?f7 ?f8" draw:type="octagon" draw:modifiers="6692.5223613595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32" draw:text-style-name="P6" draw:layer="layout" svg:x1="63.484cm" svg:y1="41.513cm" svg:x2="63.484cm" svg:y2="44.858cm" draw:start-shape="id35" draw:start-glue-point="6" draw:end-shape="id36" draw:end-glue-point="4" svg:d="M63484 41513v3345" svg:viewBox="0 0 1 334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099cm" fo:page-height="59.4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06T09:50:27.830445036</meta:creation-date>
    <dc:date>2020-02-13T14:04:30.424980413</dc:date>
    <meta:editing-duration>PT5H2M20S</meta:editing-duration>
    <meta:editing-cycles>5</meta:editing-cycles>
    <meta:generator>LibreOffice/6.0.7.3$Linux_X86_64 LibreOffice_project/00m0$Build-3</meta:generator>
    <meta:document-statistic meta:object-count="114"/>
  </office:meta>
</office:document-meta>
</file>